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subtitle">
      <style:graphic-properties draw:fill="solid"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6" style:family="paragraph">
      <style:text-properties fo:font-size="66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pt" fo:font-style="normal" style:font-size-asian="2pt" style:font-style-asian="normal" style:font-size-complex="2pt" style:font-style-complex="normal"/>
    </style:style>
    <style:style style:name="T3" style:family="text">
      <style:text-properties fo:font-size="30pt" fo:font-style="normal" style:font-size-asian="30pt" style:font-style-asian="normal" style:font-size-complex="30pt" style:font-style-complex="normal"/>
    </style:style>
    <style:style style:name="T4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ff0000"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fo:font-family="'Courier 10 Pitch'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family="'Courier 10 Pitch'" style:font-pitch="fixed" fo:font-size="22pt" style:font-size-asian="22pt" style:font-size-complex="22pt"/>
    </style:style>
    <style:style style:name="T11" style:family="text">
      <style:text-properties fo:color="#ff0000" fo:font-family="'Courier 10 Pitch'" style:font-pitch="fixed" fo:font-size="22pt" style:font-size-asian="22pt" style:font-size-complex="22pt"/>
    </style:style>
    <style:style style:name="T12" style:family="text">
      <style:text-properties fo:font-family="'Courier 10 Pitch'" style:font-pitch="fixed" fo:font-size="2pt" fo:font-style="normal" style:font-size-asian="2pt" style:font-style-asian="normal" style:font-size-complex="2pt" style:font-style-complex="normal"/>
    </style:style>
    <style:style style:name="T13" style:family="text">
      <style:text-properties fo:font-size="18pt"/>
    </style:style>
    <style:style style:name="T14" style:family="text">
      <style:text-properties fo:color="#ff0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family="'Courier 10 Pitch'" style:font-pitch="fixed" fo:font-size="18pt" fo:font-style="normal" style:font-size-asian="18pt" style:font-style-asian="normal" style:font-size-complex="18pt" style:font-style-complex="normal"/>
    </style:style>
    <style:style style:name="T16" style:family="text">
      <style:text-properties fo:color="#ff0000" fo:font-family="'Courier 10 Pitch'" style:font-pitch="fixed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1.1cm" presentation:class="subtitle" presentation:user-transformed="true">
          <draw:text-box>
            <text:p><text:span text:style-name="T1">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4" draw:layer="layout" svg:width="25.199cm" svg:height="16.768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3">Sequences</text:span></text:p>
                <text:list>
                  <text:list-item>
                    <text:p><text:span text:style-name="T4">… </text:span><text:span text:style-name="T4">; S1 ; S2 ; S3 ; …</text:span>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wait</text:span></text:p>
                <text:list>
                  <text:list-item>
                    <text:p><text:span text:style-name="T4">… </text:span><text:span text:style-name="T4">; S1 ; await E1 ; S2 ; await E2 ; …</text:span>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Parallelism</text:span></text:p>
                <text:list>
                  <text:list-item>
                    <text:p><text:span text:style-name="T4">par do</text:span></text:p>
                    <text:p><text:span text:style-name="T4"><text:s text:c="4"/>… </text:span><text:span text:style-name="T4">; S11 ; await E11 ; S12 ; await E12 ; …</text:span></text:p>
                    <text:p><text:span text:style-name="T4">with</text:span></text:p>
                    <text:p><text:span text:style-name="T4"><text:s text:c="4"/>… </text:span><text:span text:style-name="T4">; S21 ; await E21 ; S22 ; await E22 ; …</text:span></text:p>
                    <text:p><text:span text:style-name="T4">end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s</text:p>
          </draw:text-box>
        </draw:frame>
        <draw:frame presentation:style-name="pr4" draw:layer="layout" svg:width="25.199cm" svg:height="17.032cm" svg:x="1.4cm" svg:y="3.914cm" presentation:class="outline" presentation:user-transformed="true">
          <draw:text-box>
            <text:p><text:span text:style-name="T4"><text:s text:c="4"/></text:span><text:span text:style-name="T4">par do</text:span></text:p>
            <text:p><text:span text:style-name="T4"><text:s text:c="8"/>… </text:span><text:span text:style-name="T4">; S11 ; await E11 ; </text:span><text:span text:style-name="T6">S12 ; await E12 ;</text:span><text:span text:style-name="T4"> …</text:span></text:p>
            <text:p><text:span text:style-name="T4"><text:s text:c="4"/></text:span><text:span text:style-name="T4">with</text:span></text:p>
            <text:p><text:span text:style-name="T4"><text:s text:c="8"/>… </text:span><text:span text:style-name="T4">; </text:span><text:span text:style-name="T6">S21 ; await E21 ;</text:span><text:span text:style-name="T4"> S22 ; await E22 ; …</text:span></text:p>
            <text:p><text:span text:style-name="T4"><text:s text:c="4"/></text:span><text:span text:style-name="T4">end</text:span></text:p>
            <text:p><text:span text:style-name="T7"/></text:p>
            <text:p><text:span text:style-name="T4"><text:s text:c="4"/></text:span><text:span text:style-name="T6">function f1 = { S ; await E; }</text:span></text:p>
            <text:p><text:span text:style-name="T4"><text:s text:c="4"/></text:span><text:span text:style-name="T4">par do</text:span></text:p>
            <text:p><text:span text:style-name="T4"><text:s text:c="8"/>… </text:span><text:span text:style-name="T4">; S11 ; await E11 ; </text:span><text:span text:style-name="T6">f1();</text:span><text:span text:style-name="T4"> …</text:span></text:p>
            <text:p><text:span text:style-name="T4"><text:s text:c="4"/></text:span><text:span text:style-name="T4">with</text:span></text:p>
            <text:p><text:span text:style-name="T4"><text:s text:c="8"/>… </text:span><text:span text:style-name="T4">; </text:span><text:span text:style-name="T6">f1();</text:span><text:span text:style-name="T4"> S22 ; await E22 ; …</text:span></text:p>
            <text:p><text:span text:style-name="T4"><text:s text:c="4"/></text:span><text:span text:style-name="T4">end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4" draw:layer="layout" svg:width="25.199cm" svg:height="15.465cm" svg:x="1.4cm" svg:y="3.914cm" presentation:class="outline" presentation:user-transformed="true">
          <draw:text-box>
            <text:p><text:span text:style-name="T6"><text:s text:c="4"/></text:span><text:span text:style-name="T6">macro f1 = { S ; await E; }</text:span></text:p>
            <text:p><text:span text:style-name="T4"><text:s text:c="4"/></text:span><text:span text:style-name="T4">par do</text:span></text:p>
            <text:p><text:span text:style-name="T4"><text:s text:c="8"/>… </text:span><text:span text:style-name="T4">; S11 ; await E11 ; </text:span><text:span text:style-name="T6">f1();</text:span><text:span text:style-name="T4"> …</text:span></text:p>
            <text:p><text:span text:style-name="T4"><text:s text:c="4"/></text:span><text:span text:style-name="T4">with</text:span></text:p>
            <text:p><text:span text:style-name="T4"><text:s text:c="8"/>… </text:span><text:span text:style-name="T4">; </text:span><text:span text:style-name="T6">f1();</text:span><text:span text:style-name="T4"> S22 ; await E22 ; …</text:span></text:p>
            <text:p><text:span text:style-name="T4"><text:s text:c="4"/></text:span><text:span text:style-name="T4">end</text:span></text:p>
            <text:p><text:span text:style-name="T4"><text:s text:c="4"/></text:span><text:span text:style-name="T4">/************/</text:span></text:p>
            <text:p><text:span text:style-name="T4"><text:s text:c="4"/></text:span><text:span text:style-name="T4">par do</text:span></text:p>
            <text:p><text:span text:style-name="T4"><text:s text:c="8"/>… </text:span><text:span text:style-name="T4">; S11 ; await E11 ; </text:span><text:span text:style-name="T6">S ; await E ;</text:span><text:span text:style-name="T4"> …</text:span></text:p>
            <text:p><text:span text:style-name="T4"><text:s text:c="4"/></text:span><text:span text:style-name="T4">with</text:span></text:p>
            <text:p><text:span text:style-name="T4"><text:s text:c="8"/>… </text:span><text:span text:style-name="T4">; </text:span><text:span text:style-name="T6">S ; await E ;</text:span><text:span text:style-name="T4"> S22 ; await E22 ; …</text:span></text:p>
            <text:p><text:span text:style-name="T4"><text:s text:c="4"/></text:span><text:span text:style-name="T4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 in Céu</text:p>
          </draw:text-box>
        </draw:frame>
        <draw:frame presentation:style-name="pr4" draw:layer="layout" svg:width="25.199cm" svg:height="15.702cm" svg:x="1.4cm" svg:y="3.914cm" presentation:class="outline" presentation:user-transformed="true">
          <draw:text-box>
            <text:list text:style-name="L2">
              <text:list-item>
                <text:p><text:span text:style-name="T3">Text substitution prior to Céu compilation</text:span></text:p>
                <text:list>
                  <text:list-item>
                    <text:p><text:span text:style-name="T3">”</text:span><text:span text:style-name="T3">macro expansion”</text:span></text:p>
                  </text:list-item>
                  <text:list-item>
                    <text:p><text:span text:style-name="T8">GNU m4</text:span>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vantages</text:span></text:p>
                <text:list>
                  <text:list-item>
                    <text:p><text:span text:style-name="T3">minor changes to the language</text:span></text:p>
                  </text:list-item>
                  <text:list-item>
                    <text:p><text:span text:style-name="T3">Céu remains static (analysis + faster)</text:span></text:p>
                  </text:list-item>
                </text:list>
              </text:list-item>
              <text:list-item>
                <text:p><text:span text:style-name="T3">Disadvantages</text:span></text:p>
                <text:list>
                  <text:list-item>
                    <text:p><text:span text:style-name="T3">duplicates code (more memory)</text:span></text:p>
                  </text:list-item>
                  <text:list-item>
                    <text:p><text:span text:style-name="T3">error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5" draw:text-style-name="P5" draw:layer="layout" svg:width="23.424cm" svg:height="17.935cm" svg:x="3.175cm" svg:y="1.137cm" presentation:class="subtitle" presentation:user-transformed="true">
          <draw:text-box>
            <text:p text:style-name="P4"><text:span text:style-name="T9"><text:s text:c="3"/></text:span><text:span text:style-name="T9">// app.ceu</text:span></text:p>
            <text:p text:style-name="P4"><text:span text:style-name="T10"><text:s text:c="4"/></text:span><text:span text:style-name="T10">@</text:span><text:span text:style-name="T11">include(lib.m4)</text:span></text:p>
            <text:p text:style-name="P4"><text:span text:style-name="T10"><text:s text:c="4"/></text:span><text:span text:style-name="T10">par do</text:span></text:p>
            <text:p text:style-name="P4"><text:span text:style-name="T10"><text:s text:c="8"/></text:span><text:span text:style-name="T10">@</text:span><text:span text:style-name="T11">ALIVE(1s)</text:span><text:span text:style-name="T10">;</text:span></text:p>
            <text:p text:style-name="P4"><text:span text:style-name="T10"><text:s text:c="4"/></text:span><text:span text:style-name="T10">with</text:span></text:p>
            <text:p text:style-name="P4"><text:span text:style-name="T10"><text:s text:c="8"/></text:span><text:span text:style-name="T10">...</text:span></text:p>
            <text:p text:style-name="P4"><text:span text:style-name="T10"><text:s text:c="4"/></text:span><text:span text:style-name="T10">end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9"><text:s text:c="3"/></text:span><text:span text:style-name="T9">// lib.m4</text:span></text:p>
            <text:p text:style-name="P4"><text:span text:style-name="T10"><text:s text:c="4"/></text:span><text:span text:style-name="T11">define(ALIVE, `</text:span><text:span text:style-name="T10">/*{-{*/</text:span></text:p>
            <text:p text:style-name="P4"><text:span text:style-name="T10"><text:s text:c="8"/></text:span><text:span text:style-name="T10">loop do</text:span></text:p>
            <text:p text:style-name="P4"><text:span text:style-name="T10"><text:s text:c="12"/></text:span><text:span text:style-name="T10">await </text:span><text:span text:style-name="T11">$1</text:span><text:span text:style-name="T10">;</text:span></text:p>
            <text:p text:style-name="P4"><text:span text:style-name="T10"><text:s text:c="12"/></text:span><text:span text:style-name="T10">_Leds_led0Toggle();</text:span></text:p>
            <text:p text:style-name="P4"><text:span text:style-name="T10"><text:s text:c="8"/></text:span><text:span text:style-name="T10">end</text:span></text:p>
            <text:p text:style-name="P4"><text:span text:style-name="T10"><text:s text:c="4"/></text:span><text:span text:style-name="T10">/*}-}*/</text:span><text:span text:style-name="T11">´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frame presentation:style-name="pr5" draw:text-style-name="P5" draw:layer="layout" svg:width="23.424cm" svg:height="17.935cm" svg:x="3.175cm" svg:y="1.137cm" presentation:class="subtitle" presentation:user-transformed="true">
          <draw:text-box>
            <text:p text:style-name="P4"><text:span text:style-name="T9"><text:s text:c="3"/></text:span><text:span text:style-name="T9">// app.ceu_m4</text:span></text:p>
            <text:p text:style-name="P4"><text:span text:style-name="T10"><text:s text:c="4"/></text:span><text:span text:style-name="T10">@</text:span></text:p>
            <text:p text:style-name="P4"><text:span text:style-name="T10"><text:s text:c="4"/></text:span><text:span text:style-name="T10">par do</text:span></text:p>
            <text:p text:style-name="P4"><text:span text:style-name="T10"><text:s text:c="8"/></text:span><text:span text:style-name="T10">@/*{-{*/</text:span></text:p>
            <text:p text:style-name="P4"><text:span text:style-name="T10"><text:s text:c="4"/></text:span><text:span text:style-name="T10">loop do</text:span></text:p>
            <text:p text:style-name="P4"><text:span text:style-name="T10"><text:s text:c="8"/></text:span><text:span text:style-name="T10">await 1s;</text:span></text:p>
            <text:p text:style-name="P4"><text:span text:style-name="T10"><text:s text:c="8"/></text:span><text:span text:style-name="T10">_printf(”I'm alive\n”);</text:span></text:p>
            <text:p text:style-name="P4"><text:span text:style-name="T10"><text:s text:c="4"/></text:span><text:span text:style-name="T10">end</text:span></text:p>
            <text:p text:style-name="P4"><text:span text:style-name="T10"><text:s text:c="4"/></text:span><text:span text:style-name="T10">/*}-}*/;</text:span></text:p>
            <text:p text:style-name="P4"><text:span text:style-name="T10"><text:s text:c="4"/></text:span><text:span text:style-name="T10">with</text:span></text:p>
            <text:p text:style-name="P4"><text:span text:style-name="T10"><text:s text:c="8"/></text:span><text:span text:style-name="T10">...</text:span></text:p>
            <text:p text:style-name="P4"><text:span text:style-name="T10"><text:s text:c="4"/></text:span><text:span text:style-name="T10">end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1.1cm" presentation:class="subtitle" presentation:user-transformed="true">
          <draw:text-box>
            <text:p text:style-name="P6"><text:span text:style-name="T1">Simulation</text:span></text:p>
            <text:p text:style-name="P6"><text:span text:style-name="T1">in Cé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in Céu</text:p>
          </draw:text-box>
        </draw:frame>
        <draw:frame presentation:style-name="pr4" draw:layer="layout" svg:width="25.199cm" svg:height="14.875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3">I/O events:</text:span></text:p>
                <text:list>
                  <text:list-item>
                    <text:p><text:span text:style-name="T3">interface with the environment</text:span></text:p>
                  </text:list-item>
                </text:list>
              </text:list-item>
            </text:list>
            <text:p><text:span text:style-name="T12"/></text:p>
            <text:p><text:span text:style-name="T4"><text:s text:c="3"/></text:span><text:span text:style-name="T4">input <text:s/>int A;</text:span></text:p>
            <text:p><text:span text:style-name="T4"><text:s text:c="3"/></text:span><text:span text:style-name="T4">output int B;</text:span></text:p>
            <text:p><text:span text:style-name="T2"/></text:p>
            <text:p><text:span text:style-name="T2"/></text:p>
            <text:list text:continue-numbering="true" text:style-name="L2">
              <text:list-item>
                <text:p><text:span text:style-name="T3">Multiple programs:</text:span></text:p>
                <text:list>
                  <text:list-item>
                    <text:p><text:span text:style-name="T3">each run in an OS process</text:span></text:p>
                  </text:list-item>
                  <text:list-item>
                    <text:p><text:span text:style-name="T3">link I/O: <text:s text:c="2"/>app1 B → <text:s/>app2 A</text:span></text:p>
                  </text:list-item>
                  <text:list-item>
                    <text:p><text:span text:style-name="T3">communicate through OS queue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1.905cm" svg:height="1.905cm" svg:x="11.3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3.285cm" svg:y1="10.195cm" svg:x2="15.19cm" svg:y2="9.56cm">
          <text:p/>
        </draw:line>
        <draw:line draw:style-name="gr3" draw:text-style-name="P7" draw:layer="layout" svg:x1="14.955cm" svg:y1="8.49cm" svg:x2="13.05cm" svg:y2="9.125cm">
          <text:p/>
        </draw:line>
        <draw:frame draw:style-name="gr4" draw:text-style-name="P8" draw:layer="layout" svg:width="0.925cm" svg:height="0.962cm" svg:x="14.94cm" svg:y="7.928cm">
          <draw:text-box>
            <text:p><text:span text:style-name="T13">A</text:span></text:p>
          </draw:text-box>
        </draw:frame>
        <draw:frame draw:style-name="gr4" draw:text-style-name="P8" draw:layer="layout" svg:width="0.925cm" svg:height="0.962cm" svg:x="15.141cm" svg:y="9.128cm">
          <draw:text-box>
            <text:p><text:span text:style-name="T13">B</text:span></text:p>
          </draw:text-box>
        </draw:frame>
        <draw:custom-shape draw:style-name="gr2" draw:text-style-name="P7" draw:layer="layout" svg:width="1.905cm" svg:height="1.905cm" svg:x="17.7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9.685cm" svg:y1="12.7cm" svg:x2="22.225cm" svg:y2="12.065cm">
          <text:p/>
        </draw:line>
        <draw:frame draw:style-name="gr4" draw:text-style-name="P8" draw:layer="layout" svg:width="0.925cm" svg:height="0.962cm" svg:x="21.34cm" svg:y="11.068cm">
          <draw:text-box>
            <text:p><text:span text:style-name="T13">A</text:span></text:p>
          </draw:text-box>
        </draw:frame>
        <draw:frame draw:style-name="gr5" draw:text-style-name="P8" draw:layer="layout" svg:width="0.925cm" svg:height="1.165cm" svg:x="19.395cm" svg:y="11.738cm">
          <draw:text-box>
            <text:p><text:span text:style-name="T13">B</text:span></text:p>
          </draw:text-box>
        </draw:frame>
        <draw:custom-shape draw:style-name="gr2" draw:text-style-name="P7" draw:layer="layout" svg:width="1.905cm" svg:height="1.905cm" svg:x="22.2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ul.lua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2"/></text:p>
            <text:p><text:span text:style-name="T4"><text:s text:c="3"/></text:span><text:span text:style-name="T4">require '</text:span><text:span text:style-name="T14">simul</text:span><text:span text:style-name="T4">'</text:span></text:p>
            <text:p><text:span text:style-name="T12"/></text:p>
            <text:p><text:span text:style-name="T4"><text:s text:c="3"/></text:span><text:span text:style-name="T4">app1 = </text:span><text:span text:style-name="T14">simul.app</text:span><text:span text:style-name="T4"> {</text:span></text:p>
            <text:p><text:span text:style-name="T4"><text:s text:c="14"/></text:span><text:span text:style-name="T4">name = 'application 1',</text:span></text:p>
            <text:p><text:span text:style-name="T4"><text:s text:c="14"/></text:span><text:span text:style-name="T4">source = '...',</text:span></text:p>
            <text:p><text:span text:style-name="T4"><text:s text:c="10"/></text:span><text:span text:style-name="T4">}</text:span></text:p>
            <text:p><text:span text:style-name="T12"/></text:p>
            <text:p><text:span text:style-name="T4"><text:s text:c="3"/></text:span><text:span text:style-name="T4">app2 = ... </text:span></text:p>
            <text:p><text:span text:style-name="T12"/></text:p>
            <text:p><text:span text:style-name="T4"><text:s text:c="3"/></text:span><text:span text:style-name="T14">simul.link</text:span><text:span text:style-name="T4">(app1,'OUT_B', app2,'IN_A')</text:span></text:p>
            <text:p><text:span text:style-name="T4"><text:s text:c="3"/></text:span><text:span text:style-name="T14">simul.shell</text:span><text:span text:style-name="T4">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sc.lua</text:p>
          </draw:text-box>
        </draw:frame>
        <draw:frame presentation:style-name="pr4" draw:text-style-name="P9" draw:layer="layout" svg:width="25.199cm" svg:height="16.819cm" svg:x="1.4cm" svg:y="3.914cm" presentation:class="outline" presentation:user-transformed="true">
          <draw:text-box>
            <text:p text:style-name="P9"><text:span text:style-name="T15"><text:s text:c="3"/></text:span><text:span text:style-name="T15">require '</text:span><text:span text:style-name="T16">nesc</text:span><text:span text:style-name="T15">'</text:span></text:p>
            <text:p text:style-name="P9"><text:span text:style-name="T15"><text:s text:c="3"/></text:span><text:span text:style-name="T15">n0 = simul.app {</text:span></text:p>
            <text:p text:style-name="P9"><text:span text:style-name="T15"><text:s text:c="14"/></text:span><text:span text:style-name="T15">defines = {</text:span></text:p>
            <text:p text:style-name="P9"><text:span text:style-name="T15"><text:s text:c="18"/></text:span><text:span text:style-name="T16">TOS_NODE_ID</text:span><text:span text:style-name="T15"> = 0,</text:span></text:p>
            <text:p text:style-name="P9"><text:span text:style-name="T15"><text:s text:c="18"/></text:span><text:span text:style-name="T16">TOS_COLLISION</text:span><text:span text:style-name="T15"> = 50,</text:span></text:p>
            <text:p text:style-name="P9"><text:span text:style-name="T15"><text:s text:c="14"/></text:span><text:span text:style-name="T15">},</text:span></text:p>
            <text:p text:style-name="P9"><text:span text:style-name="T15"><text:s text:c="14"/></text:span><text:span text:style-name="T15">source = '...',</text:span></text:p>
            <text:p text:style-name="P9"><text:span text:style-name="T15"><text:s text:c="8"/></text:span><text:span text:style-name="T15">}</text:span></text:p>
            <text:p text:style-name="P9"><text:span text:style-name="T15"><text:s text:c="3"/></text:span><text:span text:style-name="T15">...</text:span></text:p>
            <text:p text:style-name="P9"><text:span text:style-name="T15"><text:s text:c="3"/></text:span><text:span text:style-name="T16">simul.topology</text:span><text:span text:style-name="T15"> {</text:span></text:p>
            <text:p text:style-name="P9"><text:span text:style-name="T15"><text:s text:c="7"/></text:span><text:span text:style-name="T15">[n0] = { n2, n5 },</text:span></text:p>
            <text:p text:style-name="P9"><text:span text:style-name="T15"><text:s text:c="7"/></text:span><text:span text:style-name="T15">... </text:span></text:p>
            <text:p text:style-name="P9"><text:span text:style-name="T15"><text:s text:c="3"/></text:span><text:span text:style-name="T15">}</text:span></text:p>
            <text:p text:style-name="P9"><text:span text:style-name="T15"><text:s text:c="3"/></text:span><text:span text:style-name="T15">simul.shell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efa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8">Re-implementar o probe/echo em Céu</text:span></text:p>
                <text:p><text:span text:style-name="T8"/></text:p>
              </text:list-item>
              <text:list-item>
                <text:p><text:span text:style-name="T3">Instruções:</text:span></text:p>
              </text:list-item>
            </text:list>
            <text:p><text:span text:style-name="T12"/></text:p>
            <text:p><text:span text:style-name="T4">wget </text:span><text:span text:style-name="T15">www.lua.inf.puc-rio.br/~francisco/ceu_nesc_2012-05-21.tgz</text:span></text:p>
            <text:p><text:span text:style-name="T4">tar xvzf ceu</text:span><text:span text:style-name="T17">_nesc_2012-05-21.tgz</text:span></text:p>
            <text:p><text:span text:style-name="T4">cd ceu_nesc_2012-05-21/simul/</text:span></text:p>
            <text:p><text:span text:style-name="T4">lua neighbours.lu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299</meta:editing-cycles>
    <meta:editing-duration>P11DT4H47M15S</meta:editing-duration>
    <meta:initial-creator>chico </meta:initial-creator>
    <dc:date>2012-05-21T17:09:22</dc:date>
    <meta:print-date>2012-05-16T14:37:38</meta:print-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